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300000002418D47E70.png" manifest:media-type="image/png"/>
  <manifest:file-entry manifest:full-path="Pictures/10000000000000890000002EF504C43C.png" manifest:media-type="image/png"/>
  <manifest:file-entry manifest:full-path="Pictures/100000000000007A0000002BD805E231.png" manifest:media-type="image/png"/>
  <manifest:file-entry manifest:full-path="Pictures/1000000000000079000000270F5FA5A4.png" manifest:media-type="image/png"/>
  <manifest:file-entry manifest:full-path="Pictures/10000000000002D0000002086A20733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95cm" svg:height="18.341cm" svg:x="1.34cm" svg:y="1.339cm">
          <draw:image xlink:href="Pictures/10000000000002D0000002086A20733C.png" xlink:type="simple" xlink:show="embed" xlink:actuate="onLoad">
            <text:p/>
          </draw:image>
        </draw:frame>
        <draw:line draw:style-name="gr2" draw:text-style-name="P1" draw:layer="layout" svg:x1="5.588cm" svg:y1="12.7cm" svg:x2="9.144cm" svg:y2="11.43cm">
          <text:p/>
        </draw:line>
        <draw:line draw:style-name="gr2" draw:text-style-name="P1" draw:layer="layout" svg:x1="16.51cm" svg:y1="12.446cm" svg:x2="14.732cm" svg:y2="11.43cm">
          <text:p/>
        </draw:line>
        <draw:line draw:style-name="gr2" draw:text-style-name="P1" draw:layer="layout" svg:x1="25.4cm" svg:y1="14.357cm" svg:x2="22.86cm" svg:y2="12.192cm">
          <text:p/>
        </draw:line>
        <draw:frame draw:style-name="gr1" draw:text-style-name="P1" draw:layer="layout" svg:width="3.624cm" svg:height="1.216cm" svg:x="3.742cm" svg:y="12.7cm">
          <draw:image xlink:href="Pictures/10000000000000890000002EF504C43C.png" xlink:type="simple" xlink:show="embed" xlink:actuate="onLoad">
            <text:p/>
          </draw:image>
        </draw:frame>
        <draw:frame draw:style-name="gr1" draw:text-style-name="P1" draw:layer="layout" svg:width="3.2cm" svg:height="1.031cm" svg:x="15.494cm" svg:y="12.446cm">
          <draw:image xlink:href="Pictures/1000000000000079000000270F5FA5A4.png" xlink:type="simple" xlink:show="embed" xlink:actuate="onLoad">
            <text:p/>
          </draw:image>
        </draw:frame>
        <draw:frame draw:style-name="gr1" draw:text-style-name="P1" draw:layer="layout" svg:width="3.227cm" svg:height="1.137cm" svg:x="23.876cm" svg:y="14.357cm">
          <draw:image xlink:href="Pictures/100000000000007A0000002BD805E231.png" xlink:type="simple" xlink:show="embed" xlink:actuate="onLoad">
            <text:p/>
          </draw:image>
        </draw:frame>
        <draw:frame draw:style-name="gr1" draw:text-style-name="P1" draw:layer="layout" svg:width="0.762cm" svg:height="0.698cm" svg:x="10.922cm" svg:y="19.05cm">
          <draw:image xlink:href="Pictures/10000000000000300000002418D47E7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ers Teigset</meta:initial-creator>
    <meta:creation-date>2014-02-04T13:49:11</meta:creation-date>
    <dc:date>2014-02-04T13:57:04</dc:date>
    <dc:creator>Anders Teigset</dc:creator>
    <meta:editing-duration>P0D</meta:editing-duration>
    <meta:editing-cycles>1</meta:editing-cycles>
    <meta:document-statistic meta:object-count="31"/>
    <meta:generator>LibreOffice/3.5$Linux_x86 LibreOffice_project/350m1$Build-2</meta:generator>
  </office:meta>
</office:document-meta>
</file>